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  <style:text-properties style:font-name="Calibri" style:font-name-complex="Calibri" fo:font-size="12pt" style:font-size-asian="12pt" style:font-size-complex="12pt"/>
    </style:style>
    <style:style style:name="P2" style:parent-style-name="Normal" style:family="paragraph">
      <style:paragraph-properties style:text-autospace="none" fo:margin-bottom="0in" fo:line-height="100%"/>
      <style:text-properties style:font-name="Calibri" style:font-name-complex="Calibri"/>
    </style:style>
    <style:style style:name="P3" style:parent-style-name="Normal" style:family="paragraph">
      <style:paragraph-properties style:text-autospace="none" fo:margin-bottom="0in" fo:line-height="100%"/>
      <style:text-properties style:font-name="Calibri" style:font-name-complex="Calibri"/>
    </style:style>
    <style:style style:name="P4" style:parent-style-name="Normal" style:family="paragraph">
      <style:paragraph-properties style:text-autospace="none" fo:margin-bottom="0in" fo:line-height="100%"/>
      <style:text-properties style:font-name="Calibri" style:font-name-complex="Calibri"/>
    </style:style>
    <style:style style:name="P5" style:parent-style-name="Normal" style:family="paragraph">
      <style:paragraph-properties style:text-autospace="none" fo:margin-bottom="0in" fo:line-height="100%"/>
      <style:text-properties style:font-name="Calibri" style:font-name-complex="Calibri"/>
    </style:style>
    <style:style style:name="P6" style:parent-style-name="Normal" style:family="paragraph">
      <style:paragraph-properties style:text-autospace="none" fo:margin-bottom="0in" fo:line-height="100%"/>
      <style:text-properties style:font-name="Calibri" style:font-name-complex="Calibri"/>
    </style:style>
    <style:style style:name="P7" style:parent-style-name="Normal" style:family="paragraph">
      <style:paragraph-properties style:text-autospace="none" fo:margin-bottom="0in" fo:line-height="100%"/>
      <style:text-properties style:font-name="Calibri" style:font-name-complex="Calibri"/>
    </style:style>
    <style:style style:name="P8" style:parent-style-name="Normal" style:family="paragraph">
      <style:paragraph-properties style:text-autospace="none" fo:margin-bottom="0in" fo:line-height="100%"/>
      <style:text-properties style:font-name="Calibri" style:font-name-complex="Calibri"/>
    </style:style>
    <style:style style:name="P9" style:parent-style-name="Normal" style:family="paragraph">
      <style:paragraph-properties style:text-autospace="none" fo:margin-bottom="0in" fo:line-height="100%"/>
      <style:text-properties style:font-name="Calibri" style:font-name-complex="Calibri"/>
    </style:style>
    <style:style style:name="P10" style:parent-style-name="Normal" style:family="paragraph">
      <style:paragraph-properties style:text-autospace="none" fo:margin-bottom="0in" fo:line-height="100%"/>
      <style:text-properties style:font-name="Calibri" style:font-name-complex="Calibri"/>
    </style:style>
    <style:style style:name="P11" style:parent-style-name="Normal" style:family="paragraph">
      <style:paragraph-properties style:text-autospace="none" fo:margin-bottom="0in" fo:line-height="100%"/>
      <style:text-properties style:font-name="Calibri" style:font-name-complex="Calibri"/>
    </style:style>
    <style:style style:name="P12" style:parent-style-name="Normal" style:family="paragraph">
      <style:paragraph-properties style:text-autospace="none" fo:margin-bottom="0in" fo:line-height="100%"/>
    </style:style>
    <style:style style:name="T13" style:parent-style-name="Hipervínculo" style:family="text">
      <style:text-properties style:font-name="Calibri" style:font-name-complex="Calibri"/>
    </style:style>
    <style:style style:name="P14" style:parent-style-name="Normal" style:family="paragraph">
      <style:paragraph-properties style:text-autospace="none" fo:margin-bottom="0in" fo:line-height="100%"/>
      <style:text-properties style:font-name="Calibri" style:font-name-complex="Calibri"/>
    </style:style>
    <style:style style:name="P15" style:parent-style-name="Normal" style:family="paragraph">
      <style:paragraph-properties style:text-autospace="none" fo:margin-bottom="0in" fo:line-height="100%"/>
      <style:text-properties style:font-name="Calibri" style:font-name-complex="Calibri"/>
    </style:style>
    <style:style style:name="P16" style:parent-style-name="Normal" style:family="paragraph">
      <style:paragraph-properties style:text-autospace="none" fo:margin-bottom="0in" fo:line-height="100%"/>
    </style:style>
    <style:style style:name="T17" style:parent-style-name="Hipervínculo" style:family="text">
      <style:text-properties style:font-name="Calibri" style:font-name-complex="Calibri"/>
    </style:style>
    <style:style style:name="P18" style:parent-style-name="Normal" style:family="paragraph">
      <style:paragraph-properties style:text-autospace="none" fo:margin-bottom="0in" fo:line-height="100%"/>
      <style:text-properties style:font-name="Calibri" style:font-name-complex="Calibri"/>
    </style:style>
    <style:style style:name="P19" style:parent-style-name="Normal" style:family="paragraph">
      <style:paragraph-properties fo:margin-bottom="0.2083in" style:line-height-at-least="0.4583in" fo:background-color="#FFFFFF"/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P20" style:parent-style-name="Normal" style:family="paragraph">
      <style:paragraph-properties fo:margin-bottom="0.2083in" style:line-height-at-least="0.4583in" fo:background-color="#FFFFFF"/>
    </style:style>
    <style:style style:name="T21" style:parent-style-name="Hipervínculo" style:family="text"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P22" style:parent-style-name="Normal" style:family="paragraph">
      <style:paragraph-properties fo:margin-bottom="0.2083in" style:line-height-at-least="0.4583in" fo:background-color="#FFFFFF"/>
      <style:text-properties style:font-name="Arial" style:font-name-asian="Times New Roman" style:font-name-complex="Arial" fo:font-size="12pt" style:font-size-asian="12pt" style:font-size-complex="12pt" style:language-asian="es" style:country-asian="ES"/>
    </style:style>
    <style:style style:name="P23" style:parent-style-name="Normal" style:family="paragraph">
      <style:paragraph-properties fo:margin-bottom="0.2083in" style:line-height-at-least="0.4583in" fo:background-color="#FFFFFF"/>
      <style:text-properties style:font-name="Arial" style:font-name-asian="Times New Roman" style:font-name-complex="Arial" fo:font-size="25.5pt" style:font-size-asian="25.5pt" style:font-size-complex="25.5pt" style:language-asian="es" style:country-asian="ES"/>
    </style:style>
  </office:automatic-styles>
  <office:body>
    <office:text text:use-soft-page-breaks="true">
      <text:p text:style-name="P1">EJERCICIOS</text:p>
      <text:p text:style-name="P2">1. Escoge un tipo de negocio que sea tu favorito, y una empresa que se dedique a ese tipo de</text:p>
      <text:p text:style-name="P3">negocio.<text:s/></text:p>
      <text:p text:style-name="P4">Asume que la empresa no tiene un SII.<text:s/></text:p>
      <text:p text:style-name="P5">Escribe un pequeño informe al gerente de dicha empresa explicando los beneficios de integrar los sistemas de la empresa.</text:p>
      <text:p text:style-name="P6"/>
      <text:p text:style-name="P7">https://www.isotools.com.co/#isotools</text:p>
      <text:p text:style-name="P8"/>
      <text:p text:style-name="P9">https://www.isotools.org/pdfs-pro/dossier-isotools-excellence.pdf</text:p>
      <text:p text:style-name="P10"/>
      <text:p text:style-name="P11"/>
      <text:p text:style-name="P12"><text:a xlink:href="https://www.isotools.org/pdfs-pro/ebook-ventajas-integrar-sistemas-gestion-a-traves-software.pdf?utm_campaign=Ventajas%20integrar%20Sistemas%20Gesti%C3%B3n%20a%20trav%C3%A9s%20Software&amp;utm_medium=email&amp;_hsenc=p2ANqtz-_CZoiwgWzFDpYgnyx5jBl_n9fT-0nHbAIjLK02liyfGoOmIVQURbCsda1Bv6AWENHIBoHs2h0Ri6sk39qt4BVQ019gXw&amp;_hsmi=32897280&amp;utm_content=32897280&amp;utm_source=hs_automation&amp;hsCtaTracking=b60f213a-7234-421b-a2c4-700580b59258%7Ca3609059-2d5c-4b22-8c2b-206cb58e6f53" office:target-frame-name="_top" xlink:show="replace"><text:span text:style-name="T13">https://www.isotools.org/pdfs-pro/ebook-ventajas-integrar-sistemas-gestion-a-traves-software.pdf?utm_campaign=Ventajas%20integrar%20Sistemas%20Gesti%C3%B3n%20a%20trav%C3%A9s%20Software&amp;utm_medium=email&amp;_hsenc=p2ANqtz-_CZoiwgWzFDpYgnyx5jBl_n9fT-0nHbAIjLK02liyfGoOmIVQURbCsda1Bv6AWENHIBoHs2h0Ri6sk39qt4BVQ019gXw&amp;_hsmi=32897280&amp;utm_content=32897280&amp;utm_source=hs_automation&amp;hsCtaTracking=b60f213a-7234-421b-a2c4-700580b59258%7Ca3609059-2d5c-4b22-8c2b-206cb58e6f53</text:span></text:a></text:p>
      <text:p text:style-name="P14"/>
      <text:p text:style-name="P15"/>
      <text:p text:style-name="P16"><text:a xlink:href="https://www.isotools.org/pdfs-pro/dossier-isotools-excellence.pdf" office:target-frame-name="_top" xlink:show="replace"><text:span text:style-name="T17">https://www.isotools.org/pdfs-pro/dossier-isotools-excellence.pdf</text:span></text:a></text:p>
      <text:p text:style-name="P18"/>
      <text:p text:style-name="P19">Su información: más confidencial, íntegra y disponible</text:p>
      <text:p text:style-name="P20"><text:a xlink:href="https://www.isotools.org/software/riesgos-y-seguridad/iso-27001" office:target-frame-name="_top" xlink:show="replace"><text:span text:style-name="T21">https://www.isotools.org/software/riesgos-y-seguridad/iso-27001</text:span></text:a></text:p>
      <text:p text:style-name="P22"/>
      <text:p text:style-name="P23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3Car" style:display-name="Título 3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ES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1</meta:initial-creator>
    <dc:creator>User1</dc:creator>
    <meta:creation-date>2018-09-24T16:51:00Z</meta:creation-date>
    <dc:date>2018-09-24T17:35:00Z</dc:date>
    <meta:template xlink:href="Normal" xlink:type="simple"/>
    <meta:editing-cycles>1</meta:editing-cycles>
    <meta:editing-duration>PT2640S</meta:editing-duration>
    <meta:document-statistic meta:page-count="1" meta:paragraph-count="3" meta:word-count="257" meta:character-count="1670" meta:row-count="11" meta:non-whitespace-character-count="1416"/>
  </office:meta>
</office:document-meta>
</file>